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283500002A464FB66E16.svm"/>
  <manifest:file-entry manifest:media-type="" manifest:full-path="Pictures/20000007000071CC00004CB135FE9869.svm"/>
  <manifest:file-entry manifest:media-type="" manifest:full-path="Pictures/200000070000758400002BEEFDC7B06F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-Bold" svg:font-family="Times-Bold"/>
    <style:font-face style:name="Times-BoldItalic" svg:font-family="Times-BoldItalic"/>
    <style:font-face style:name="Times-Italic" svg:font-family="Times-Italic"/>
    <style:font-face style:name="Times-Roman" svg:font-family="Times-Roman"/>
    <style:font-face style:name="WPIconicSymbolsA" svg:font-family="WPIconicSymbolsA"/>
    <style:font-face style:name="TimesNewRoman" svg:font-family="TimesNewRoman" style:font-family-generic="roman"/>
    <style:font-face style:name="TimesNewRoman1" svg:font-family="TimesNewRoman" style:font-adornments="Standard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gL_5f_Fusszeile">
      <style:text-properties fo:language="de" fo:country="CH"/>
    </style:style>
    <style:style style:name="P2" style:family="paragraph" style:parent-style-name="gL_5f_Fliesstext">
      <style:text-properties fo:language="en" fo:country="US"/>
    </style:style>
    <style:style style:name="P3" style:family="paragraph" style:parent-style-name="gL_5f_Fliesstext_5f_Folge">
      <style:text-properties fo:language="en" fo:country="US"/>
    </style:style>
    <style:style style:name="P4" style:family="paragraph" style:parent-style-name="gL_5f_Fliesstext_5f_Folge">
      <style:text-properties fo:font-variant="normal" fo:text-transform="none" fo:color="#000000" style:font-name="Times-Bold" fo:font-size="10pt" fo:language="en" fo:country="US" fo:font-style="normal"/>
    </style:style>
    <style:style style:name="P5" style:family="paragraph" style:parent-style-name="gL_5f_Fliesstext_5f_Folge">
      <style:paragraph-properties fo:margin-left="0cm" fo:margin-right="0cm" fo:text-indent="0cm" style:auto-text-indent="false"/>
      <style:text-properties fo:font-variant="normal" fo:text-transform="none" fo:color="#000000" style:font-name="Times-Roman" fo:font-size="29pt" fo:language="en" fo:country="US" fo:font-style="normal"/>
    </style:style>
    <style:style style:name="P6" style:family="paragraph" style:parent-style-name="gL_5f_Titel">
      <style:text-properties fo:language="en" fo:country="US"/>
    </style:style>
    <style:style style:name="P7" style:family="paragraph" style:parent-style-name="gL_5f_Fliesstext">
      <style:text-properties fo:language="en" fo:country="US"/>
    </style:style>
    <style:style style:name="P8" style:family="paragraph" style:parent-style-name="gL_5f_Fliess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gL_5f_Fliesstext_5f_Folge">
      <style:paragraph-properties fo:margin-left="0cm" fo:margin-right="0cm" fo:text-indent="0cm" style:auto-text-indent="false"/>
      <style:text-properties fo:font-variant="normal" fo:text-transform="none" fo:color="#000000" style:font-name="Times-Bold" fo:font-size="13pt" fo:language="en" fo:country="US" fo:font-style="normal"/>
    </style:style>
    <style:style style:name="P10" style:family="paragraph" style:parent-style-name="gL_5f_Fliesstext_5f_Folge">
      <style:paragraph-properties fo:margin-left="0cm" fo:margin-right="0cm" fo:text-indent="0cm" style:auto-text-indent="false"/>
      <style:text-properties fo:font-variant="normal" fo:text-transform="none" fo:color="#000000" style:font-name="Times-Bold" fo:font-size="29pt" fo:language="en" fo:country="US" fo:font-style="normal"/>
    </style:style>
    <style:style style:name="P11" style:family="paragraph" style:parent-style-name="gL_5f_Fliesstext_5f_Folge">
      <style:paragraph-properties fo:margin-left="0cm" fo:margin-right="0cm" fo:text-indent="0cm" style:auto-text-indent="false"/>
      <style:text-properties fo:font-variant="normal" fo:text-transform="none" fo:color="#000000" style:font-name="Times-Roman" fo:font-size="18pt" fo:language="en" fo:country="US" fo:font-style="normal"/>
    </style:style>
    <style:style style:name="P12" style:family="paragraph" style:parent-style-name="gL_5f_Fliesstext_5f_Folge">
      <style:text-properties fo:font-variant="normal" fo:text-transform="none" fo:color="#000000" style:font-name="Times-Bold" fo:font-size="13pt" fo:language="en" fo:country="US" fo:font-style="normal"/>
    </style:style>
    <style:style style:name="P13" style:family="paragraph" style:parent-style-name="gL_5f_Fliesstext_5f_Folge">
      <style:text-properties fo:language="en" fo:country="US"/>
    </style:style>
    <style:style style:name="P14" style:family="paragraph" style:parent-style-name="gL_5f_Titel" style:master-page-name="gL_5f_Seitenvorlage_5f_mehr_5f_Platz_5f_Fusszeile">
      <style:paragraph-properties style:page-number="auto" fo:break-before="page"/>
      <style:text-properties fo:language="en" fo:country="US"/>
    </style:style>
    <style:style style:name="P15" style:family="paragraph" style:parent-style-name="gL_5f_Bibelzitat_5f_Abstand_5f_davor">
      <style:text-properties fo:language="en" fo:country="US"/>
    </style:style>
    <style:style style:name="T1" style:family="text">
      <style:text-properties style:use-window-font-color="true"/>
    </style:style>
    <style:style style:name="T2" style:family="text">
      <style:text-properties fo:font-variant="normal" fo:text-transform="none" fo:color="#000000" style:font-name="Times-Roman" fo:font-size="10pt" fo:language="en" fo:country="US" fo:font-style="normal"/>
    </style:style>
    <style:style style:name="T3" style:family="text">
      <style:text-properties fo:font-variant="normal" fo:text-transform="none" fo:color="#000000" style:font-name="Times-Roman" fo:font-size="10pt" fo:language="en" fo:country="US" fo:font-style="normal" fo:font-weight="bold" style:font-weight-asian="bold" style:font-weight-complex="bold"/>
    </style:style>
    <style:style style:name="T4" style:family="text">
      <style:text-properties fo:font-variant="normal" fo:text-transform="none" fo:color="#000000" style:font-name="Times-Roman" fo:font-size="10pt" fo:font-style="normal"/>
    </style:style>
    <style:style style:name="T5" style:family="text">
      <style:text-properties fo:font-variant="normal" fo:text-transform="none" fo:color="#000000" style:font-name="Times-Roman" fo:font-size="10pt" fo:font-style="normal" fo:font-weight="bold" style:font-weight-asian="bold" style:font-weight-complex="bold"/>
    </style:style>
    <style:style style:name="T6" style:family="text">
      <style:text-properties fo:font-variant="normal" fo:text-transform="none" fo:color="#000000" style:font-name="Times-Italic" fo:font-size="10pt" fo:language="en" fo:country="US" fo:font-style="normal"/>
    </style:style>
    <style:style style:name="T7" style:family="text">
      <style:text-properties fo:font-variant="normal" fo:text-transform="none" fo:color="#000000" style:font-name="Times-Italic" fo:font-size="10pt" fo:language="en" fo:country="US" fo:font-style="italic" style:font-style-asian="italic" style:font-style-complex="italic"/>
    </style:style>
    <style:style style:name="T8" style:family="text">
      <style:text-properties fo:font-variant="normal" fo:text-transform="none" fo:color="#000000" style:font-name="Times-Italic" fo:font-size="10pt" fo:font-style="italic" style:font-style-asian="italic" style:font-style-complex="italic"/>
    </style:style>
    <style:style style:name="T9" style:family="text">
      <style:text-properties fo:font-variant="normal" fo:text-transform="none" fo:color="#000000" style:font-name="Times-Italic" fo:font-size="10pt" fo:font-style="normal"/>
    </style:style>
    <style:style style:name="T10" style:family="text">
      <style:text-properties fo:font-variant="normal" fo:text-transform="none" fo:color="#000000" style:font-name="Times-Bold" fo:font-size="10pt" fo:language="en" fo:country="US" fo:font-style="normal"/>
    </style:style>
    <style:style style:name="T11" style:family="text">
      <style:text-properties fo:font-variant="normal" fo:text-transform="none" fo:color="#000000" style:font-name="Times-Bold" fo:font-size="10pt" fo:language="en" fo:country="US" fo:font-style="normal" fo:font-weight="bold" style:font-weight-asian="bold" style:font-weight-complex="bold"/>
    </style:style>
    <style:style style:name="T12" style:family="text">
      <style:text-properties fo:font-variant="normal" fo:text-transform="none" fo:color="#000000" style:font-name="Times-Bold" fo:font-size="10pt" fo:font-style="normal"/>
    </style:style>
    <style:style style:name="T13" style:family="text">
      <style:text-properties fo:font-variant="normal" fo:text-transform="none" fo:color="#000000" style:font-name="Times-Bold" fo:font-size="10pt" fo:font-style="normal" fo:font-weight="bold" style:font-weight-asian="bold" style:font-weight-complex="bold"/>
    </style:style>
    <style:style style:name="T14" style:family="text">
      <style:text-properties fo:font-variant="normal" fo:text-transform="none" fo:color="#000000" style:font-name="Times-BoldItalic" fo:font-size="10pt" fo:language="en" fo:country="US" fo:font-style="normal" fo:font-weight="bold" style:font-weight-asian="bold" style:font-weight-complex="bold"/>
    </style:style>
    <style:style style:name="T15" style:family="text">
      <style:text-properties fo:font-variant="normal" fo:text-transform="none" fo:color="#000000" style:font-name="Times-BoldItalic" fo:font-size="10pt" fo:language="en" fo:country="US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variant="normal" fo:text-transform="none" fo:color="#000000" style:font-name="Times-BoldItalic" fo:font-size="10pt" fo:language="en" fo:country="US" fo:font-style="italic" style:font-style-asian="italic" style:font-style-complex="italic"/>
    </style:style>
    <style:style style:name="T17" style:family="text">
      <style:text-properties fo:font-variant="normal" fo:text-transform="none" fo:color="#000000" style:font-name="Times-BoldItalic" fo:font-size="10pt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variant="normal" fo:text-transform="none" fo:color="#000000" style:font-name="Times-BoldItalic" fo:font-size="10pt" fo:font-style="italic" style:font-style-asian="italic" style:font-style-complex="italic"/>
    </style:style>
    <style:style style:name="T19" style:family="text">
      <style:text-properties fo:font-variant="normal" fo:text-transform="none" fo:color="#000000" style:font-name="Times-BoldItalic" fo:font-size="10pt" fo:font-style="normal" fo:font-weight="bold" style:font-weight-asian="bold" style:font-weight-complex="bold"/>
    </style:style>
    <style:style style:name="T20" style:family="text">
      <style:text-properties style:font-name="Times-Italic"/>
    </style:style>
    <style:style style:name="T21" style:family="text">
      <style:text-properties style:font-name="Times-Italic" fo:font-style="italic" style:font-style-asian="italic" style:font-style-complex="italic"/>
    </style:style>
    <style:style style:name="T22" style:family="text">
      <style:text-properties style:font-name="Times-Bold"/>
    </style:style>
    <style:style style:name="T23" style:family="text">
      <style:text-properties style:font-name="Times-Bold" fo:font-weight="bold" style:font-weight-asian="bold" style:font-weight-complex="bold"/>
    </style:style>
    <style:style style:name="T24" style:family="text">
      <style:text-properties style:font-name="Times-Bold"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style:font-name="Times-BoldItalic"/>
    </style:style>
    <style:style style:name="T26" style:family="text">
      <style:text-properties style:font-name="Times-BoldItalic" fo:font-weight="bold" style:font-weight-asian="bold" style:font-weight-complex="bold"/>
    </style:style>
    <style:style style:name="T27" style:family="text">
      <style:text-properties style:font-name="Times-BoldItalic"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style:font-name="WPIconicSymbolsA" fo:font-size="12pt"/>
    </style:style>
    <style:style style:name="T29" style:family="text">
      <style:text-properties fo:font-size="18pt"/>
    </style:style>
    <style:style style:name="T30" style:family="text">
      <style:text-properties fo:font-size="12pt"/>
    </style:style>
    <style:style style:name="T3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middle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Grafik1" text:anchor-type="paragraph" svg:width="19.001cm" svg:height="7.103cm" draw:z-index="0"><draw:image xlink:href="Pictures/200000070000758400002BEEFDC7B06F.svm" xlink:type="simple" xlink:show="embed" xlink:actuate="onLoad"/></draw:frame></text:p>
      <text:p text:style-name="P6">The Real Christian Life</text:p>
      <text:p text:style-name="P2"/>
      <text:p text:style-name="P2"><draw:frame draw:style-name="fr2" draw:name="Grafik2" text:anchor-type="paragraph" svg:x="15.817cm" svg:y="12.554cm" svg:width="3.443cm" svg:height="3.62cm" draw:z-index="1"><draw:image xlink:href="Pictures/200000070000283500002A464FB66E16.svm" xlink:type="simple" xlink:show="embed" xlink:actuate="onLoad"/></draw:frame>Christians are in an intense struggle against <text:span text:style-name="T21">sin</text:span><text:span text:style-name="T20"> </text:span>(Heb. 12:4). Evil is trying to overcome us but we can overcome it by <text:span text:style-name="T21">good</text:span><text:span text:style-name="T20"> </text:span>(Rom. 12:21). We must be an overcomer in the end to inherit God’s kingdom and escape the <text:span text:style-name="T23">lake of fire</text:span><text:span text:style-name="T22"> </text:span>(Rev. 21:1-8). We might have to shed our blood (Heb. 12:4) and die a <text:span text:style-name="T23">martyr</text:span><text:span text:style-name="T22"> </text:span>to <text:span text:style-name="T21">overcome</text:span><text:span text:style-name="T20"> </text:span>(Rev 12:11). If we disown Jesus, <text:span text:style-name="T23">he will disown us</text:span><text:span text:style-name="T22"> </text:span>(Mt. 10:33 ; 2 Tim 2:12). If we look back after putting our hand to the plow, we are not fit for God’s kingdom (Lk. 9:62). It is possible to <text:span text:style-name="T21">again</text:span><text:span text:style-name="T20"> </text:span>get entangled in sin and be overcome by it (2 Pet. 2:20; 1 Tim. 5:11). <text:span text:style-name="T23">Our current spiritual battle is for spiritual </text:span><text:span text:style-name="T27">life or death</text:span><text:span text:style-name="T26"> </text:span><text:span text:style-name="T23">itself</text:span><text:span text:style-name="T22"> </text:span>(Rom. 8:13; Jam. 5:19,20; Lk. 15:24; etc.). We are told to put forth <text:span text:style-name="T21">every effort</text:span><text:span text:style-name="T20"> </text:span>to enter the narrow door, for <text:span text:style-name="T21">many</text:span><text:span text:style-name="T20"> </text:span>will try to enter but will not be able to (Lk. 13:24), and put forth <text:span text:style-name="T21">every effort</text:span><text:span text:style-name="T20"> </text:span>to be found spotless, blameless and at peace with God (2 Pet. 3:14).</text:p>
      <text:p text:style-name="P3">There will be many <text:span text:style-name="T21">deceived</text:span><text:span text:style-name="T20"> </text:span>by false prophets (Mt. 24:11). Many will <text:span text:style-name="T21">turn away</text:span><text:span text:style-name="T20"> </text:span>from the truth (2 Tim. 4:3,4). Many will be <text:span text:style-name="T21">deceived</text:span><text:span text:style-name="T20"> </text:span>by false teachers declaring heresies (2 Pet. 2:1,2). People will be deceived by satanic miracles (Rev. 19:20; 2 Thess. 2:9-12). We are to <text:span text:style-name="T21">add to our faith</text:span><text:span text:style-name="T20"> </text:span>various virtues to make our <text:span text:style-name="T21">calling and election sure</text:span><text:span text:style-name="T20"> </text:span>(2 Pet 1:5-10). We must continue in God’s kindness or we will be <text:span text:style-name="T21">cut off</text:span><text:span text:style-name="T20"> </text:span>from spiritual life (Rom. 11:20-22). We must <text:span text:style-name="T21">continue</text:span><text:span text:style-name="T20"> </text:span>in the teaching of Jesus to have God (2 Jn. 9). We must <text:span text:style-name="T21">persevere</text:span><text:span text:style-name="T20"> </text:span>under trial to receive the crown of life (Jam 1:12). We must bring forth good fruit or we’ll be cut down and thrown <text:span text:style-name="T26">in the fire</text:span><text:span text:style-name="T25"> </text:span>(Jn. 15:1-6; Lk. 13:6-9). The <text:span text:style-name="T21">lukewarm</text:span><text:span text:style-name="T20"> </text:span>will be spued out of Jesus’ body (Rev. 3:15,16). Only <text:span text:style-name="T31">a </text:span><text:span text:style-name="T21">few</text:span><text:span text:style-name="T20"> </text:span>(the minority) at Sardis didn’t soil their spiritual clothes and were still <text:span text:style-name="T21">worthy</text:span><text:span text:style-name="T20"> </text:span>to walk with Jesus (Rev. 3:4, 5). It is <text:span text:style-name="T23">our personal responsibility </text:span><text:span text:style-name="T22">— </text:span>not God’s — to <text:span text:style-name="T21">keep</text:span><text:span text:style-name="T20"> </text:span>our lamps burning (Lk. 12:35), <text:span text:style-name="T21">keep</text:span><text:span text:style-name="T20"> </text:span>ourselves pure (1 Tim. 5:22), <text:span text:style-name="T21">keep</text:span><text:span text:style-name="T20"> </text:span>ourselves from idols (1 Jn. 5:21) and <text:span text:style-name="T21">keep</text:span><text:span text:style-name="T20"> </text:span>ourselves from the spiritual pollutants of this world (Jam. 1:26, 27). It is possible to <text:span text:style-name="T21">quickly</text:span><text:span text:style-name="T20"> </text:span>turn away from God (1 Tim. 5:15; Gal. 1:6), <text:span text:style-name="T21">return</text:span><text:span text:style-name="T20"> </text:span>to sin and <text:span text:style-name="T21">go back</text:span><text:span text:style-name="T20"> </text:span>as a dog to his vomit or a washed sow to the mud again (2 Pet. 2:22). We must <text:span text:style-name="T21">keep God’s word</text:span><text:span text:style-name="T20"> </text:span>not to die spiritually (Jn. 8:51).</text:p>
      <text:p text:style-name="P3">Jesus is the source of eternal salvation, but only for those who <text:span text:style-name="T21">obey</text:span><text:span text:style-name="T20"> </text:span>him (Heb. 5:9). Only those who do God’s will shall enter God’s kingdom (Mt. 7:21). We have to put God’s word into practice to be the Lord’s spiritual family (Lk. 8:21). If we forsake God, he will forsake us (2 Chron. 15:2). After initial salvation we are to be afraid of God, who can destroy both our body and soul in hell (Mt 1 0:28; Lk 12:4,5). It is <text:span text:style-name="T27">hard</text:span><text:span text:style-name="T25"> </text:span>for the righteous to be saved (1 Pet. 4:18; Mt. 7:14). Even the apostle Judas Iscariot lost his <text:span text:style-name="T21">salvation</text:span><text:span text:style-name="T20"> </text:span>(Mt. 10:1-4 cf. Mk. 14:21; Jn. 17:12) and the Lord’s original disciples, who were trying to be the greatest in the kingdom, would have to <text:span text:style-name="T21">change</text:span><text:span text:style-name="T20"> </text:span>to enter the kingdom of heaven (Mt. 18:1 -3).</text:p>
      <text:p text:style-name="P3">To think you are standing firm is to be set up for a spiritual <text:span text:style-name="T21">fall</text:span><text:span text:style-name="T20"> </text:span>(1 Cor. 10:12) and to be <text:span text:style-name="T21">arrogant</text:span><text:span text:style-name="T20"> </text:span>(Rom. 11:20). God opposes the arrogant (1 Pet. 5:5). Without <text:span text:style-name="T21">holiness and a pure heart</text:span><text:span text:style-name="T20"> </text:span>at death, no one will see God (Heb. 12:14; Mt. 5:8; Rev. 20:6). We have to persist in <text:span text:style-name="T27">doing good</text:span><text:span text:style-name="T25"> </text:span>to get eternal life (Rom. 2:6-8) and sow to please the Spirit of God to reap <text:span text:style-name="T24">eternal life</text:span><text:span text:style-name="T22"> </text:span>(Gal. 6:8,9).</text:p>
      <text:p text:style-name="P3"><text:soft-page-break/>Bad company <text:span text:style-name="T21">corrupts</text:span><text:span text:style-name="T20"> </text:span>good character (1 Cor. 15:33 ), so we must be careful with our friends and who teaches us. We need to <text:span text:style-name="T21">avoid</text:span><text:span text:style-name="T20"> </text:span>every kind of evil (1 Thess. 5:22) and that includes certain people, places and things. It is possible to believe in<text:span text:style-name="T20"> </text:span><text:span text:style-name="T12">vain (1 Cor. 15:2), cease believing (Lk. 8:13) and have our </text:span><text:span text:style-name="T4">faith shipwrecked (1 Tim. 1:19) and destroyed (2 Tim. 2:18; Rom. 11:19-21). We can also </text:span><text:span text:style-name="T8">fall away</text:span><text:span text:style-name="T9"> </text:span><text:span text:style-name="T4">(Heb. 6:6; Lk. 8:13) and no longer be </text:span><text:span text:style-name="T8">known</text:span><text:span text:style-name="T9"> </text:span><text:span text:style-name="T4">by Jesus after we became spiritual virgins and had a burning spiritual lamp (Mt. 25:12). If we take words away from God’s book of prophecy, he will </text:span><text:span text:style-name="T8">take</text:span><text:span text:style-name="T9"> </text:span><text:span text:style-name="T4">our share of the holy city away from us (Rev. 22:19). </text:span><text:span text:style-name="T8">Loving</text:span><text:span text:style-name="T9"> God </text:span><text:span text:style-name="T4">is a salvation issue (Jam. 2:5; 1 Cor. 2:9), which is the same as </text:span><text:span text:style-name="T8">obeying</text:span><text:span text:style-name="T9"> </text:span><text:span text:style-name="T4">God (Jn. 14:15,21 ,23). </text:span><text:span text:style-name="T13">Being </text:span><text:span text:style-name="T17">faithful</text:span><text:span text:style-name="T19"> </text:span><text:span text:style-name="T13">to God to the point of death (Rev. 2:10, 11) is also a salvation issue</text:span><text:span text:style-name="T5">.</text:span></text:p>
      <text:p text:style-name="P3"><text:span text:style-name="T4">God will </text:span><text:span text:style-name="T8">take</text:span><text:span text:style-name="T9"> </text:span><text:span text:style-name="T4">our talent back if we do not bring forth gain (Mt. 25:28) and have us cast into outer darkness where there is </text:span><text:span text:style-name="T8">weeping and gnashing of teeth</text:span><text:span text:style-name="T9"> </text:span><text:span text:style-name="T4">(Mt. 25:30), which is a description of the </text:span><text:span text:style-name="T8">fiery furnace</text:span><text:span text:style-name="T9"> </text:span><text:span text:style-name="T4">(Mt. 13:41,42; 13 :49,50; 8:12) and not a place in heaven like the heretical eternal security teachers want us to believe. If we don’t forgive others who sin against us, </text:span><text:span text:style-name="T8">we will not be forgiven</text:span><text:span text:style-name="T9"> </text:span><text:span text:style-name="T4">(Mt. 6:14,15; 18:34,35). We must follow Jesus to have the </text:span><text:span text:style-name="T8">light of life</text:span><text:span text:style-name="T9"> </text:span><text:span text:style-name="T4">(Jn. 8:12). If we defile our bodily temple, God will </text:span><text:span text:style-name="T8">destroy</text:span><text:span text:style-name="T9"> </text:span><text:span text:style-name="T4">us (1 Cor. 3:17). If we become a friend of this world we also become God’s </text:span><text:span text:style-name="T8">enemy</text:span><text:span text:style-name="T9"> </text:span><text:span text:style-name="T4">(Jam. 4:4), and </text:span><text:span text:style-name="T8">raging fire</text:span><text:span text:style-name="T9"> </text:span><text:span text:style-name="T4">will consume God’s enemies (Heb. 10:27). We must come out from the world and </text:span><text:span text:style-name="T8">be separate</text:span><text:span text:style-name="T9"> </text:span><text:span text:style-name="T4">to be received by God (2 Cor. 6:14-17). We must endure </text:span><text:span text:style-name="T8">to the end</text:span><text:span text:style-name="T9"> </text:span><text:span text:style-name="T4">through persecutions to be </text:span><text:span text:style-name="T8">saved</text:span><text:span text:style-name="T9"> </text:span><text:span text:style-name="T4">(Mt 10:22). We can have the Spirit of God leave us (1 Sam. 16:14; Heb. 3:6). We are told to </text:span><text:span text:style-name="T8">hold on</text:span><text:span text:style-name="T9"> </text:span><text:span text:style-name="T4">to what we have so that no one will take our crown (Rev. 3:11), and </text:span><text:span text:style-name="T8">hold to</text:span><text:span text:style-name="T9"> </text:span><text:span text:style-name="T4">our courage and the hope which we profess (Heb. 3:6). The cowardly, the unbelieving, the vile, the murderers, the sexually immoral, those who practice magic arts, the idolaters and all liars — their place will be in </text:span><text:span text:style-name="T13">the fiery lake of burning sulfur</text:span><text:span text:style-name="T12"> </text:span><text:span text:style-name="T4">(Rev 21:8). For of this you can be sure: No immoral, impure or greedy person —such a man is an idolater — has any inheritance in the kingdom of Christ and of God (Eph 5:5). The unrighteous will </text:span><text:span text:style-name="T13">not</text:span><text:span text:style-name="T12"> </text:span><text:span text:style-name="T4">inherit the kingdom of God, that is, the fornicators, idolaters, adulterers, effeminate, homosexuals, thieves, covetous, drunkards, revilers and swindlers will not inherit the kingdom of God (1 Cor. 6:9,10). Even hatred, discord, jealousy, fits of rage, selfish ambition, dissensions, factions and envy can cause one not to inherit the kingdom of God (Gal 5:19-21).</text:span></text:p>
      <text:p text:style-name="P3"><text:span text:style-name="T4">To think we can sow to please the flesh and reap eternal life is an indirect evil attempt to </text:span><text:span text:style-name="T8">mock</text:span><text:span text:style-name="T9"> </text:span><text:span text:style-name="T4">God and to be deceived (Gal. 6:7-9). The devil is not in hell now, but is trying to </text:span><text:span text:style-name="T8">devour</text:span><text:span text:style-name="T9"> </text:span><text:span text:style-name="T4">us (1 Pet. 5:8,9), and we must </text:span><text:span text:style-name="T8">resist</text:span><text:span text:style-name="T9"> </text:span><text:span text:style-name="T4">him to have him </text:span><text:span text:style-name="T8">flee</text:span><text:span text:style-name="T9"> </text:span><text:span text:style-name="T4">(Jam. 4:7). We must put on the </text:span><text:span text:style-name="T17">whole</text:span><text:span text:style-name="T18"> </text:span><text:span text:style-name="T8">armor</text:span><text:span text:style-name="T9"> </text:span><text:span text:style-name="T4">of God to stand against the devil (Eph. 6:11). </text:span><text:span text:style-name="T13">There are </text:span><text:span text:style-name="T17">no secret sins</text:span><text:span text:style-name="T13">, motives or thoughts before God (Heb. 4:13). It has always been impossible to sin and get away with it, even for the angels (2 Pet. 2:4-9). It is better to cut your hand or foot off and gouge your eye out than for sin to drag you into eternal hell fire (Mk. 9:43-48)</text:span><text:span text:style-name="T4">. It is </text:span><text:span text:style-name="T8">righteousness</text:span><text:span text:style-name="T9"> </text:span><text:span text:style-name="T4">which delivers from spiritual death (Prov. 10:2; 11:4), and </text:span><text:span text:style-name="T13">the righteous are those who </text:span><text:span text:style-name="T17">do what is right</text:span><text:span text:style-name="T19"> </text:span><text:span text:style-name="T13">(1 Jn. 3:7). Those who do what is sinful are </text:span><text:span text:style-name="T17">from the devil</text:span><text:span text:style-name="T19"> </text:span><text:span text:style-name="T13">(1 Jn. 3:8). We know that we have come to know him if we </text:span><text:span text:style-name="T17">obey</text:span><text:span text:style-name="T19"> </text:span><text:span text:style-name="T13">his commands (1 Jn. 2:3)</text:span><text:span text:style-name="T4">. The man who says, “I know him,” but does not do what he commands is </text:span><text:span text:style-name="T13">a liar</text:span><text:span text:style-name="T4">, and the truth is </text:span><text:span text:style-name="T8">not</text:span><text:span text:style-name="T9"> </text:span><text:span text:style-name="T4">in him (1 Jn. 2:4). The man who loves his life will lose it, while the man who hates his life in this world will keep it for eternal life. (Jn. 12:25) We can develop a sinful and unbelieving heart which </text:span><text:span text:style-name="T8">turns away</text:span><text:span text:style-name="T9"> </text:span><text:span text:style-name="T4">from God (Heb. 3:12). </text:span><text:span text:style-name="T13">To share in Christ, we must hold firmly </text:span><text:span text:style-name="T17">till the end</text:span><text:span text:style-name="T19"> </text:span><text:span text:style-name="T13">the confidence we had at first (Heb. 3:14). To continue to remain in </text:span><text:span text:style-name="T17">the Son</text:span><text:span text:style-name="T13">, we will have to see to it that what we have heard from the beginning remains in us (1 Jn. 2:24,25). According to true grace teaching, eternal life is also a </text:span><text:span text:style-name="T17">hope</text:span><text:span text:style-name="T19"> </text:span><text:span text:style-name="T13">(Titus 3:7), </text:span><text:span text:style-name="T17">yet to be reaped</text:span><text:span text:style-name="T19"> </text:span><text:span text:style-name="T13">(Gal. 6:8,9), in </text:span><text:span text:style-name="T17">the age to come</text:span><text:span text:style-name="T19"> </text:span><text:span text:style-name="T13">(Mk. 10:30) for only those who </text:span><text:span text:style-name="T17">persist in doing good</text:span><text:span text:style-name="T19"> </text:span><text:span text:style-name="T13">(Rom. 2:7), and </text:span><text:span text:style-name="T17">do not grow weary and give up</text:span><text:span text:style-name="T19"> </text:span><text:span text:style-name="T13">(Gal. 6:9)</text:span><text:span text:style-name="T4">. The most righteous man on earth in his day was Job and he was </text:span><text:span text:style-name="T8">blameless, upright, feared the Lord and shunned evil</text:span><text:span text:style-name="T9"> </text:span><text:span text:style-name="T4">(Job 1:8). God esteems: him who is humble and contrite in spirit, and trembles at his word (Isa 66:2). </text:span><text:span text:style-name="T13">Are you a real Christian?</text:span></text:p>
      <text:p text:style-name="P4"/>
      <text:p text:style-name="P9">“We have come to share in Christ if we hold firmly till the end the confidence we had at first” (Heb 3:14)</text:p>
      <text:p text:style-name="P12"/>
      <text:p text:style-name="P8"><text:span text:style-name="T22">Because narrow </text:span>is the gate and difficult is the way which leads to life, and there are few who find it.</text:p>
      <text:p text:style-name="P2">Mt 7:14</text:p>
      <text:p text:style-name="P3"/>
      <text:p text:style-name="P15"><text:span text:style-name="T20">“</text:span><text:span text:style-name="T22">Difficult is the way that leads to life“ (Mt 7:14, NKJV)</text:span></text:p>
      <text:p text:style-name="P10">Evangelical Outreach</text:p>
      <text:p text:style-name="P11">PO Box 265, Washington PA 15301</text:p>
      <text:p text:style-name="P5"><draw:frame draw:style-name="fr3" draw:name="Grafik3" text:anchor-type="paragraph" svg:x="11.853cm" svg:y="1.321cm" svg:width="7.218cm" svg:height="4.865cm" draw:z-index="2"><draw:image xlink:href="Pictures/20000007000071CC00004CB135FE9869.svm" xlink:type="simple" xlink:show="embed" xlink:actuate="onLoad"/></draw:frame><text:span text:style-name="T29">EvangelicalOutreach.Org</text:span><text:span text:style-name="T28"> </text:span><text:span text:style-name="T30">EternalLifeBlog.Co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-Bold" svg:font-family="Times-Bold"/>
    <style:font-face style:name="Times-BoldItalic" svg:font-family="Times-BoldItalic"/>
    <style:font-face style:name="Times-Italic" svg:font-family="Times-Italic"/>
    <style:font-face style:name="Times-Roman" svg:font-family="Times-Roman"/>
    <style:font-face style:name="WPIconicSymbolsA" svg:font-family="WPIconicSymbolsA"/>
    <style:font-face style:name="TimesNewRoman" svg:font-family="TimesNewRoman" style:font-family-generic="roman"/>
    <style:font-face style:name="TimesNewRoman1" svg:font-family="TimesNewRoman" style:font-adornments="Standard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L_5f_Fliesstext" style:display-name="gL_Fliesstext" style:family="paragraph" style:next-style-name="gL_5f_Fliesstext_5f_Folge" style:master-page-name="">
      <style:paragraph-properties fo:line-height="120%" fo:text-align="justify" style:justify-single-word="false" style:page-number="auto"/>
      <style:text-properties style:font-name="TimesNewRoman1" fo:font-size="11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gL_5f_Fliesstext_5f_Folge" style:display-name="gL_Fliesstext_Folge" style:family="paragraph" style:parent-style-name="gL_5f_Fliesstext">
      <style:paragraph-properties fo:margin-left="0cm" fo:margin-right="0cm" fo:text-indent="0.7cm" style:auto-text-indent="false"/>
    </style:style>
    <style:style style:name="gL_5f_Fliesstext_5f_Abstand_5f_davor" style:display-name="gL_Fliesstext_Abstand_davor" style:family="paragraph" style:parent-style-name="gL_5f_Fliesstext" style:next-style-name="gL_5f_Fliesstext_5f_Folge" style:class="text">
      <style:paragraph-properties fo:margin-top="0.25cm" fo:margin-bottom="0cm"/>
    </style:style>
    <style:style style:name="gL_5f_Fliesstext_5f_Folge_5f_und_5f_Einzug" style:display-name="gL_Fliesstext_Folge_und_Einzug" style:family="paragraph" style:parent-style-name="gL_5f_Fliesstext_5f_Folge" style:class="text">
      <style:paragraph-properties fo:margin-left="0.7cm" fo:margin-right="0.7cm" fo:text-indent="0.7cm" style:auto-text-indent="false"/>
    </style:style>
    <style:style style:name="gL_5f_Fliesstext_5f_Abstand_5f_davor_5f_und_5f_Einzug" style:display-name="gL_Fliesstext_Abstand_davor_und_Einzug" style:family="paragraph" style:parent-style-name="gL_5f_Fliesstext_5f_Abstand_5f_davor" style:next-style-name="gL_5f_Fliesstext_5f_Folge_5f_und_5f_Einzug" style:class="text">
      <style:paragraph-properties fo:margin-left="0.7cm" fo:margin-right="0.7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L_5f_Ueberschrift1" style:display-name="gL_Ueberschrift1" style:family="paragraph" style:next-style-name="gL_5f_Fliesstext" style:default-outline-level="1" style:class="text">
      <style:paragraph-properties fo:margin-top="0.3cm" fo:margin-bottom="0cm"/>
      <style:text-properties fo:font-size="16pt" fo:font-weight="bold" style:font-size-asian="16pt" style:font-size-complex="16pt"/>
    </style:style>
    <style:style style:name="gL_5f_Ueberschrift2" style:display-name="gL_Ueberschrift2" style:family="paragraph" style:next-style-name="gL_5f_Fliesstext" style:default-outline-level="2" style:class="text">
      <style:paragraph-properties fo:margin-top="0.3cm" fo:margin-bottom="0cm"/>
      <style:text-properties style:font-name="TimesNew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L_5f_Ueberschrift3" style:display-name="gL_Ueberschrift3" style:family="paragraph" style:next-style-name="gL_5f_Fliesstext" style:default-outline-level="3" style:class="text">
      <style:paragraph-properties fo:margin-top="0.3cm" fo:margin-bottom="0cm"/>
      <style:text-properties fo:font-size="13pt" fo:font-weight="bold" style:font-size-asian="13pt" style:font-weight-asian="bold" style:font-size-complex="13pt" style:font-weight-complex="bold"/>
    </style:style>
    <style:style style:name="gL_5f_Ueberschrift4" style:display-name="gL_Ueberschrift4" style:family="paragraph" style:next-style-name="gL_5f_Fliesstext" style:default-outline-level="4" style:class="text">
      <style:paragraph-properties fo:margin-top="0.3cm" fo:margin-bottom="0cm"/>
      <style:text-properties fo:font-style="italic" fo:font-weight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gL_5f_Titel" style:display-name="gL_Titel" style:family="paragraph" style:next-style-name="gL_5f_Fliesstext">
      <style:paragraph-properties fo:text-align="start" style:justify-single-word="false"/>
      <style:text-properties fo:font-size="21pt" fo:font-weight="bold" style:font-size-asian="21pt" style:font-weight-asian="bold" style:font-size-complex="21pt" style:font-weight-complex="bold"/>
    </style:style>
    <style:style style:name="gL_5f_Bibelzitat_5f_Abstand_5f_davor" style:display-name="gL_Bibelzitat_Abstand_davor" style:family="paragraph" style:parent-style-name="gL_5f_Fliesstext_5f_Abstand_5f_davor_5f_und_5f_Einzug" style:next-style-name="gL_5f_Bibelzitat_5f_kein_5f_Abstand_5f_davor_5f__28_Folgezeile_29_" style:master-page-name="">
      <style:paragraph-properties fo:keep-together="auto" style:page-number="auto" fo:background-color="transparent" fo:keep-with-next="auto">
        <style:tab-stops/>
        <style:background-image/>
      </style:paragraph-properties>
      <style:text-properties fo:font-style="italic" style:font-style-asian="italic" style:font-style-complex="italic"/>
    </style:style>
    <style:style style:name="gL_5f_Bibelzitat_5f_kein_5f_Abstand_5f_davor_5f__28_Folgezeile_29_" style:display-name="gL_Bibelzitat_kein_Abstand_davor_(Folgezeile)" style:family="paragraph" style:parent-style-name="gL_5f_Bibelzitat_5f_Abstand_5f_davor">
      <style:paragraph-properties fo:margin-top="0cm" fo:margin-bottom="0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L_5f_Fusszeile" style:display-name="gL_Fusszeile" style:family="paragraph" style:parent-style-name="Footer">
      <style:paragraph-properties>
        <style:tab-stops>
          <style:tab-stop style:position="8.5cm" style:type="center"/>
          <style:tab-stop style:position="19.001cm" style:type="right"/>
        </style:tab-stops>
      </style:paragraph-properties>
      <style:text-properties fo:font-size="11pt" style:font-size-asian="11pt" style:font-size-complex="11pt"/>
    </style:style>
    <style:style style:name="gL_5f_Fliesstext_5f_Einzug_5f_ohne_5f_Abstand_5f_davor" style:display-name="gL_Fliesstext_Einzug_ohne_Abstand_davor" style:family="paragraph" style:parent-style-name="gL_5f_Fliesstext">
      <style:paragraph-properties fo:margin-left="0.7cm" fo:margin-right="0.7cm" fo:text-indent="0cm" style:auto-text-indent="false"/>
    </style:style>
    <style:style style:name="Illustration" style:family="paragraph" style:parent-style-name="Caption" style:class="extra"/>
    <style:style style:name="gL_5f_Beschriftung_5f_Abbildung" style:display-name="gL_Beschriftung_Abbildung" style:family="paragraph" style:parent-style-name="Illustration">
      <style:text-properties fo:font-size="10pt"/>
    </style:style>
    <style:style style:name="Frame_20_contents" style:display-name="Frame contents" style:family="paragraph" style:parent-style-name="Text_20_body" style:class="extra"/>
    <style:style style:name="gL_5f_Fliesstext_5f_Folge_5f_und_5f_Abstand_5f_davor" style:display-name="gL_Fliesstext_Folge_und_Abstand_davor" style:family="paragraph" style:parent-style-name="gL_5f_Fliesstext_5f_Folge">
      <style:paragraph-properties fo:margin-top="0.25cm" fo:margin-bottom="0cm"/>
    </style:style>
    <style:style style:name="gL_5f_Inhaltsverzeichnis_5f_DeSario" style:display-name="gL_Inhaltsverzeichnis_DeSario" style:family="paragraph" style:parent-style-name="gL_5f_Fliesstext" style:class="text">
      <style:paragraph-properties fo:text-align="start" style:justify-single-word="false">
        <style:tab-stops>
          <style:tab-stop style:position="0.63cm"/>
          <style:tab-stop style:position="17.3cm"/>
          <style:tab-stop style:position="19.001cm" style:type="right"/>
        </style:tab-stops>
      </style:paragraph-properties>
      <style:text-properties fo:font-weight="bold" style:font-weight-asian="bold" style:font-weight-complex="bold"/>
    </style:style>
    <style:style style:name="gL_5f_Bibelzitat_5f_Quellenangabe_5f__28_kleiner_5f_Abstand_5f_danach_29_" style:display-name="gL_Bibelzitat_Quellenangabe_(kleiner_Abstand_danach)" style:family="paragraph" style:parent-style-name="gL_5f_Bibelzitat_5f_kein_5f_Abstand_5f_davor_5f__28_Folgezeile_29_">
      <style:paragraph-properties fo:margin-top="0cm" fo:margin-bottom="0.25cm"/>
      <style:text-properties fo:font-weight="bold" style:font-weight-asian="bold" style:font-weight-complex="bold"/>
    </style:style>
    <style:style style:name="gL_5f_Bibelzitat_5f_kein_5f_Abstand_5f_davor_5f_ohne_5f_Einzug_5f__28_Folgezeile_29_" style:display-name="gL_Bibelzitat_kein_Abstand_davor_ohne_Einzug_(Folgezeile)" style:family="paragraph" style:parent-style-name="gL_5f_Bibelzitat_5f_kein_5f_Abstand_5f_davor_5f__28_Folgezeile_29_">
      <style:paragraph-properties fo:margin-left="0cm" fo:margin-right="0cm" fo:text-indent="0cm" style:auto-text-indent="false"/>
    </style:style>
    <style:style style:name="gL_5f_Bibelzitat_5f_Quellenangabe_5f_ohne_5f_Einzug_5f__28_kleiner_5f_Abstand_5f_danach_29_" style:display-name="gL_Bibelzitat_Quellenangabe_ohne_Einzug_(kleiner_Abstand_danach)" style:family="paragraph" style:parent-style-name="gL_5f_Bibelzitat_5f_Quellenangabe_5f__28_kleiner_5f_Abstand_5f_danach_29_">
      <style:paragraph-properties fo:margin-left="0cm" fo:margin-right="0cm" fo:text-indent="0cm" style:auto-text-indent="false"/>
    </style:style>
    <style:style style:name="gL_5f_Bibelzitat_5f_Abstand_5f_davor_5f_ohne_5f_Einzug" style:display-name="gL_Bibelzitat_Abstand_davor_ohne_Einzug" style:family="paragraph" style:parent-style-name="gL_5f_Bibelzitat_5f_Abstand_5f_davor">
      <style:paragraph-properties fo:margin-left="0cm" fo:margin-right="0cm" fo:text-indent="0cm" style:auto-text-indent="false"/>
    </style:style>
    <style:style style:name="gL_5f_Inhaltsverzeichnis_5f_DeSario_5f_Subtitle" style:display-name="gL_Inhaltsverzeichnis_DeSario_Subtitle" style:family="paragraph">
      <style:paragraph-properties fo:margin-left="0.6cm" fo:margin-right="1.852cm" fo:line-height="120%" fo:text-indent="0cm" style:auto-text-indent="false"/>
      <style:text-properties style:font-name="TimesNewRoman1" fo:font-size="11pt" fo:language="en" fo:country="U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0.4cm" svg:height="0.4cm" text:anchor-type="paragraph" svg:x="0cm" svg:y="0cm" style:wrap="none" style:vertical-pos="middle" style:vertical-rel="paragraph" style:horizontal-pos="center" style:horizontal-rel="paragraph" fo:background-color="transparent" style:background-transparency="100%" style:shadow="none" style:flow-with-text="true">
        <style:background-image/>
        <style:columns fo:column-count="1" fo:column-gap="0cm"/>
      </style:graphic-properties>
    </style:style>
    <style:style style:name="gL_5f_Grafik_5f_mitte" style:display-name="gL_Grafik_mitte" style:family="graphic">
      <style:graphic-properties svg:width="0.4cm" svg:height="0.041cm" text:anchor-type="page" svg:x="0cm" svg:y="0cm" fo:margin-left="2cm" fo:margin-right="0cm" style:wrap="none" style:vertical-pos="from-top" style:vertical-rel="page-content" style:horizontal-pos="center" style:horizontal-rel="page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gL_5f_Liste_5f_unsortiert" style:display-name="gL_Liste_unsortiert">
      <text:list-level-style-bullet text:level="1" text:style-name="Bullet_20_Symbols" text:bullet-char="►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Liberation Sans Narrow'" style:font-style-name="Regular" style:font-family-generic="swiss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Liberation Sans Narrow'" style:font-style-name="Regular" style:font-family-generic="swiss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Liberation Sans Narrow'" style:font-style-name="Regular" style:font-family-generic="swiss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gL_5f_Liste_5f_sortiert" style:display-name="gL_Liste_sortiert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gL_5f_Fusszeile">
      <style:text-properties fo:language="de" fo:country="CH"/>
    </style:style>
    <style:style style:name="MT1" style:family="text">
      <style:text-properties style:use-window-font-color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/>
    <style:master-page style:name="gL_5f_Seitenvorlage_5f_mehr_5f_Platz_5f_Fusszeile" style:display-name="gL_Seitenvorlage_mehr_Platz_Fusszeile" style:page-layout-name="Mpm3">
      <style:footer>
        <text:p text:style-name="MP1"><text:span text:style-name="MT1"><text:date style:data-style-name="N76" text:date-value="2015-03-28T22:56:44.70" text:fixed="true">28. März 2015</text:date></text:span><text:span text:style-name="MT1"><text:tab/></text:span>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3-28T22:56:44.70</meta:creation-date>
    <meta:editing-duration>PT01H31M16S</meta:editing-duration>
    <meta:editing-cycles>14</meta:editing-cycles>
    <meta:generator>OpenOffice.org/3.2$Win32 OpenOffice.org_project/320m12$Build-9483</meta:generator>
    <meta:initial-creator>Simon Ott</meta:initial-creator>
    <dc:date>2015-03-30T00:37:36.53</dc:date>
    <dc:creator>Simon Ott</dc:creator>
    <meta:document-statistic meta:table-count="0" meta:image-count="3" meta:object-count="0" meta:page-count="3" meta:paragraph-count="16" meta:word-count="1604" meta:character-count="8402"/>
  </office:meta>
</office:document-meta>
</file>